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4" style:family="table">
      <style:table-properties style:width="17.341cm" fo:margin-left="-0.51cm" fo:margin-top="0cm" fo:margin-bottom="0cm" table:align="left" style:writing-mode="lr-tb"/>
    </style:style>
    <style:style style:name="Tableau4.A" style:family="table-column">
      <style:table-column-properties style:column-width="2.88cm"/>
    </style:style>
    <style:style style:name="Tableau4.B" style:family="table-column">
      <style:table-column-properties style:column-width="10.031cm"/>
    </style:style>
    <style:style style:name="Tableau4.C" style:family="table-column">
      <style:table-column-properties style:column-width="2.215cm"/>
    </style:style>
    <style:style style:name="Tableau4.D" style:family="table-column">
      <style:table-column-properties style:column-width="2.21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B1" style:family="table-cell">
      <style:table-cell-properties fo:padding-left="0.224cm" fo:padding-right="0.224cm" fo:padding-top="0.026cm" fo:padding-bottom="0.026cm" fo:border="0.5pt solid #000000"/>
    </style:style>
    <style:style style:name="Tableau5" style:family="table">
      <style:table-properties style:width="17.341cm" fo:margin-left="-0.51cm" fo:margin-top="0cm" fo:margin-bottom="0cm" table:align="left" style:writing-mode="lr-tb"/>
    </style:style>
    <style:style style:name="Tableau5.A" style:family="table-column">
      <style:table-column-properties style:column-width="2.88cm"/>
    </style:style>
    <style:style style:name="Tableau5.B" style:family="table-column">
      <style:table-column-properties style:column-width="10.031cm"/>
    </style:style>
    <style:style style:name="Tableau5.C" style:family="table-column">
      <style:table-column-properties style:column-width="2.215cm"/>
    </style:style>
    <style:style style:name="Tableau5.D" style:family="table-column">
      <style:table-column-properties style:column-width="2.2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B1" style:family="table-cell">
      <style:table-cell-properties fo:padding-left="0.224cm" fo:padding-right="0.224cm" fo:padding-top="0.026cm" fo:padding-bottom="0.026cm" fo:border="0.5pt solid #000000"/>
    </style:style>
    <style:style style:name="Tableau6" style:family="table">
      <style:table-properties style:width="17.341cm" fo:margin-left="-0.51cm" fo:margin-top="0cm" fo:margin-bottom="0cm" table:align="left" style:writing-mode="lr-tb"/>
    </style:style>
    <style:style style:name="Tableau6.A" style:family="table-column">
      <style:table-column-properties style:column-width="2.88cm"/>
    </style:style>
    <style:style style:name="Tableau6.B" style:family="table-column">
      <style:table-column-properties style:column-width="10.031cm"/>
    </style:style>
    <style:style style:name="Tableau6.C" style:family="table-column">
      <style:table-column-properties style:column-width="2.215cm"/>
    </style:style>
    <style:style style:name="Tableau6.D" style:family="table-column">
      <style:table-column-properties style:column-width="2.21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B1" style:family="table-cell">
      <style:table-cell-properties fo:padding-left="0.224cm" fo:padding-right="0.224cm" fo:padding-top="0.026cm" fo:padding-bottom="0.026cm" fo:border="0.5pt solid #000000"/>
    </style:style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Arial" fo:font-weight="bold" officeooo:paragraph-rsid="0029da0b" style:font-name-asian="Arial1" style:font-weight-asian="bold" style:font-name-complex="Arial1"/>
    </style:style>
    <style:style style:name="P8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normal">
      <style:paragraph-properties fo:line-height="150%"/>
      <style:text-properties officeooo:paragraph-rsid="0029da0b"/>
    </style:style>
    <style:style style:name="P10" style:family="paragraph" style:parent-style-name="normal">
      <style:paragraph-properties fo:line-height="150%"/>
      <style:text-properties officeooo:paragraph-rsid="002b751c"/>
    </style:style>
    <style:style style:name="P11" style:family="paragraph" style:parent-style-name="normal">
      <style:paragraph-properties fo:line-height="150%"/>
      <style:text-properties officeooo:paragraph-rsid="002e4e81"/>
    </style:style>
    <style:style style:name="P12" style:family="paragraph" style:parent-style-name="normal">
      <style:text-properties officeooo:paragraph-rsid="0029da0b"/>
    </style:style>
    <style:style style:name="P13" style:family="paragraph" style:parent-style-name="normal">
      <style:text-properties officeooo:paragraph-rsid="002b751c"/>
    </style:style>
    <style:style style:name="P14" style:family="paragraph" style:parent-style-name="normal">
      <style:text-properties fo:font-weight="bold" officeooo:paragraph-rsid="00312da7" style:font-weight-asian="bold"/>
    </style:style>
    <style:style style:name="P15" style:family="paragraph" style:parent-style-name="normal">
      <style:text-properties officeooo:paragraph-rsid="002e4e81"/>
    </style:style>
    <style:style style:name="P16" style:family="paragraph" style:parent-style-name="normal">
      <style:paragraph-properties fo:line-height="150%"/>
      <style:text-properties officeooo:rsid="003406a5" officeooo:paragraph-rsid="003406a5"/>
    </style:style>
    <style:style style:name="P17" style:family="paragraph" style:parent-style-name="normal">
      <style:paragraph-properties fo:line-height="150%"/>
      <style:text-properties officeooo:rsid="0029da0b" officeooo:paragraph-rsid="0029da0b"/>
    </style:style>
    <style:style style:name="P18" style:family="paragraph" style:parent-style-name="normal">
      <style:paragraph-properties fo:line-height="150%"/>
      <style:text-properties officeooo:rsid="0029da0b" officeooo:paragraph-rsid="002b751c"/>
    </style:style>
    <style:style style:name="P19" style:family="paragraph" style:parent-style-name="normal">
      <style:paragraph-properties fo:line-height="150%"/>
      <style:text-properties officeooo:rsid="0029da0b" officeooo:paragraph-rsid="002e4e81"/>
    </style:style>
    <style:style style:name="P20" style:family="paragraph" style:parent-style-name="normal">
      <style:paragraph-properties fo:margin-left="0.009cm" fo:margin-right="0cm" fo:text-indent="0cm" style:auto-text-indent="false"/>
      <style:text-properties officeooo:paragraph-rsid="0029da0b"/>
    </style:style>
    <style:style style:name="P21" style:family="paragraph" style:parent-style-name="normal">
      <style:paragraph-properties fo:margin-left="0.009cm" fo:margin-right="0cm" fo:text-indent="0cm" style:auto-text-indent="false"/>
      <style:text-properties officeooo:paragraph-rsid="002b751c"/>
    </style:style>
    <style:style style:name="P22" style:family="paragraph" style:parent-style-name="normal">
      <style:paragraph-properties fo:margin-left="0.009cm" fo:margin-right="0cm" fo:text-indent="0cm" style:auto-text-indent="false"/>
      <style:text-properties officeooo:paragraph-rsid="002e4e81"/>
    </style:style>
    <style:style style:name="P23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24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25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9da0b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6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b751c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29da0b" officeooo:paragraph-rsid="002e4e8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8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9da0b"/>
    </style:style>
    <style:style style:name="P29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b751c"/>
    </style:style>
    <style:style style:name="P30" style:family="paragraph" style:parent-style-name="normal" style:list-style-name="L1">
      <style:paragraph-properties fo:margin-left="0.009cm" fo:margin-right="0cm" fo:text-indent="0cm" style:auto-text-indent="false"/>
      <style:text-properties officeooo:paragraph-rsid="002e4e81"/>
    </style:style>
    <style:style style:name="P31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3205d4" style:font-name-asian="Arial1" style:font-size-asian="16pt" style:font-name-complex="Arial1" style:font-size-complex="16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officeooo:rsid="0017c5da" style:font-name-asian="Arial1" style:font-weight-asian="bold" style:font-name-complex="Arial1"/>
    </style:style>
    <style:style style:name="T5" style:family="text">
      <style:text-properties style:font-name="Arial" fo:font-weight="bold" officeooo:rsid="0018d8bd" style:font-name-asian="Arial1" style:font-weight-asian="bold" style:font-name-complex="Arial1"/>
    </style:style>
    <style:style style:name="T6" style:family="text">
      <style:text-properties style:font-name="Arial" fo:font-weight="bold" officeooo:rsid="001ba614" style:font-name-asian="Arial1" style:font-weight-asian="bold" style:font-name-complex="Arial1"/>
    </style:style>
    <style:style style:name="T7" style:family="text">
      <style:text-properties style:font-name="Arial" fo:font-weight="bold" officeooo:rsid="001d24d8" style:font-name-asian="Arial1" style:font-weight-asian="bold" style:font-name-complex="Arial1"/>
    </style:style>
    <style:style style:name="T8" style:family="text">
      <style:text-properties style:font-name="Arial" fo:font-weight="bold" officeooo:rsid="00221eff" style:font-name-asian="Arial1" style:font-weight-asian="bold" style:font-name-complex="Arial1"/>
    </style:style>
    <style:style style:name="T9" style:family="text">
      <style:text-properties style:font-name="Arial" fo:font-weight="bold" officeooo:rsid="0029da0b" style:font-name-asian="Arial1" style:font-weight-asian="bold" style:font-name-complex="Arial1"/>
    </style:style>
    <style:style style:name="T10" style:family="text">
      <style:text-properties style:font-name="Arial" fo:font-weight="bold" officeooo:rsid="002b751c" style:font-name-asian="Arial1" style:font-weight-asian="bold" style:font-name-complex="Arial1"/>
    </style:style>
    <style:style style:name="T11" style:family="text">
      <style:text-properties style:font-name="Arial" fo:font-weight="bold" officeooo:rsid="0032d8e6" style:font-name-asian="Arial1" style:font-weight-asian="bold" style:font-name-complex="Arial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style:font-name="MS Gothic" style:font-name-asian="MS Gothic1" style:font-name-complex="MS Gothic1"/>
    </style:style>
    <style:style style:name="T16" style:family="text">
      <style:text-properties officeooo:rsid="0018d8bd"/>
    </style:style>
    <style:style style:name="T17" style:family="text">
      <style:text-properties officeooo:rsid="002e2d50"/>
    </style:style>
    <style:style style:name="T18" style:family="text">
      <style:text-properties officeooo:rsid="002e4e81"/>
    </style:style>
    <style:style style:name="T19" style:family="text">
      <style:text-properties officeooo:rsid="0037dab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">Project name: </text:span><text:span text:style-name="T4">Polr</text:span></text:p>
      <text:p text:style-name="P4"><text:span text:style-name="T3">Product version: </text:span><text:span text:style-name="T4">2.2.0</text:span></text:p>
      <text:p text:style-name="P6"/>
      <text:p text:style-name="P4"><text:span text:style-name="T3">Test writer name: </text:span><text:span text:style-name="T4">Nabil OUKDIM</text:span></text:p>
      <text:p text:style-name="P4"><text:span text:style-name="T3">Test approver name: </text:span><text:span text:style-name="T4">Gilles Fritz</text:span></text:p>
      <text:p text:style-name="P4"><text:span text:style-name="T3">Test approbation date: </text:span><text:span text:style-name="T9">26/08</text:span></text:p>
      <text:p text:style-name="P6"/>
      <text:p text:style-name="P6"/>
      <text:p text:style-name="P6"/>
      <text:p text:style-name="P4"><text:span text:style-name="T3">Test title: </text:span><text:span text:style-name="T10">C</text:span><text:span text:style-name="T11">hangement mot de passe compte “User”</text:span></text:p>
      <text:p text:style-name="P6"><text:bookmark text:name="_heading=h.gjdgxs"/></text:p>
      <text:p text:style-name="P6">Test configuration:</text:p>
      <text:list xml:id="list3502324111" text:style-name="WWNum2">
        <text:list-item>
          <text:p text:style-name="P24"><text:span text:style-name="T12">Operating System + Service pack: </text:span><text:span text:style-name="T13">Ubuntu 19.10 64 bits</text:span></text:p>
        </text:list-item>
        <text:list-item>
          <text:p text:style-name="P24"><text:span text:style-name="T12">Browser + version: </text:span><text:span text:style-name="T14">Firefox – version 78.0.2</text:span></text:p>
        </text:list-item>
      </text:list>
      <text:p text:style-name="P6"/>
      <text:p text:style-name="P6"/>
      <text:p text:style-name="P6">Initials conditions:</text:p>
      <text:p text:style-name="P6"/>
      <text:p text:style-name="P4"><text:span text:style-name="T3">- </text:span><text:span text:style-name="T5">Un nouvel onglet est ouvert dans le navigateur Firefox</text:span></text:p>
      <text:p text:style-name="P4"><text:span text:style-name="T5">- </text:span><text:span text:style-name="T7">L</text:span><text:span text:style-name="T8">ogg</text:span><text:span text:style-name="T9">in</text:span><text:span text:style-name="T8"> en “U</text:span><text:span text:style-name="T11">ser</text:span><text:span text:style-name="T8">”</text:span></text:p>
      <text:p text:style-name="P6"/>
      <text:p text:style-name="P6">Test steps: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rows-spanned="2" office:value-type="string">
            <text:list xml:id="list864621053" text:style-name="WWNum3">
              <text:list-header>
                <text:p text:style-name="P25">Step <text:span text:style-name="T17">1</text:span></text:p>
              </text:list-header>
            </text:list>
          </table:table-cell>
          <table:table-cell table:style-name="Tableau4.B1" table:number-columns-spanned="3" office:value-type="string">
            <text:p text:style-name="P12">Actions: <text:span text:style-name="T16">Click sur le lien “Settings” dans le menu User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au4.1">
          <table:covered-table-cell/>
          <table:table-cell table:style-name="Tableau4.B1" office:value-type="string">
            <text:p text:style-name="P9">Expected results: </text:p>
            <text:p text:style-name="P17">Lien fonctionne correctement, affichage de la page settings avec les champs pour changer le Password</text:p>
          </table:table-cell>
          <table:table-cell table:style-name="Tableau4.B1" office:value-type="string">
            <text:list xml:id="list4037512773" text:style-name="L1">
              <text:list-item>
                <text:p text:style-name="P28">Pass</text:p>
              </text:list-item>
            </text:list>
            <text:p text:style-name="P20"><text:span text:style-name="T15">☐</text:span>Fail</text:p>
          </table:table-cell>
          <table:table-cell table:style-name="Tableau4.B1" office:value-type="string">
            <text:p text:style-name="P9">Remark N°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rows-spanned="2" office:value-type="string">
            <text:list xml:id="list160028750727745" text:continue-list="list864621053" text:style-name="WWNum3">
              <text:list-header>
                <text:p text:style-name="P26">Step <text:span text:style-name="T17">2</text:span></text:p>
              </text:list-header>
            </text:list>
          </table:table-cell>
          <table:table-cell table:style-name="Tableau5.B1" table:number-columns-spanned="3" office:value-type="string">
            <text:p text:style-name="P13">Actions: <text:span text:style-name="T19">Remplir les champs puis Cliquer sur le bouton envoyer de la page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5.1">
          <table:covered-table-cell/>
          <table:table-cell table:style-name="Tableau5.B1" office:value-type="string">
            <text:p text:style-name="P10">Expected results: </text:p>
            <text:p text:style-name="P16">Affichage de la notification Ok</text:p>
            <text:p text:style-name="P16"><text:soft-page-break/></text:p>
          </table:table-cell>
          <table:table-cell table:style-name="Tableau5.B1" office:value-type="string">
            <text:list xml:id="list160029795042658" text:continue-list="list4037512773" text:style-name="L1">
              <text:list-item>
                <text:p text:style-name="P29">Pass</text:p>
              </text:list-item>
            </text:list>
            <text:p text:style-name="P21"><text:span text:style-name="T15">☐</text:span>Fail</text:p>
          </table:table-cell>
          <table:table-cell table:style-name="Tableau5.B1" office:value-type="string">
            <text:p text:style-name="P10">Remark N°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rows-spanned="2" office:value-type="string">
            <text:list xml:id="list160029724328066" text:continue-list="list160028750727745" text:style-name="WWNum3">
              <text:list-header>
                <text:p text:style-name="P26">Step <text:span text:style-name="T17">3</text:span></text:p>
              </text:list-header>
            </text:list>
          </table:table-cell>
          <table:table-cell table:style-name="Tableau6.B1" table:number-columns-spanned="3" office:value-type="string">
            <text:p text:style-name="P13">Actions: <text:span text:style-name="T16">Click sur le lien “Logout” dans le menu User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au6.1">
          <table:covered-table-cell/>
          <table:table-cell table:style-name="Tableau6.B1" office:value-type="string">
            <text:p text:style-name="P10">Expected results: </text:p>
            <text:p text:style-name="P18">Lien fonctionne correctement, déconnexion Ok “<text:span text:style-name="T19">sign in” disponible</text:span></text:p>
          </table:table-cell>
          <table:table-cell table:style-name="Tableau6.B1" office:value-type="string">
            <text:list xml:id="list160030673575747" text:continue-list="list160029795042658" text:style-name="L1">
              <text:list-item>
                <text:p text:style-name="P29">Pass</text:p>
              </text:list-item>
            </text:list>
            <text:p text:style-name="P21"><text:span text:style-name="T15">☐</text:span>Fail</text:p>
          </table:table-cell>
          <table:table-cell table:style-name="Tableau6.B1" office:value-type="string">
            <text:p text:style-name="P10">Remark N°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160030693270201" text:continue-list="list160029724328066" text:style-name="WWNum3">
              <text:list-header>
                <text:p text:style-name="P27">Step <text:span text:style-name="T18">4</text:span></text:p>
              </text:list-header>
            </text:list>
          </table:table-cell>
          <table:table-cell table:style-name="Tableau1.B1" table:number-columns-spanned="3" office:value-type="string">
            <text:p text:style-name="P15">Actions: <text:span text:style-name="T16">Click sur le lien “Sign In” et entrer l’identifiant et le nouveau mot de passe et se connecter</text:span></text:p>
            <text:p text:style-name="P11"/>
            <text:p text:style-name="P11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11">Expected results: </text:p>
            <text:p text:style-name="P19">Lien fonctionne correctement, connexion avec nouveau mot de passe Ok</text:p>
          </table:table-cell>
          <table:table-cell table:style-name="Tableau1.B1" office:value-type="string">
            <text:list xml:id="list160029066692016" text:continue-list="list160030673575747" text:style-name="L1">
              <text:list-item>
                <text:p text:style-name="P30">Pass</text:p>
              </text:list-item>
            </text:list>
            <text:p text:style-name="P22"><text:span text:style-name="T15">☐</text:span>Fail</text:p>
          </table:table-cell>
          <table:table-cell table:style-name="Tableau1.B1" office:value-type="string">
            <text:p text:style-name="P11">Remark N°</text:p>
          </table:table-cell>
        </table:table-row>
      </table:table>
      <text:p text:style-name="P14"/>
      <text:p text:style-name="P14">List of remarks (Description of deviations, remarks…):</text:p>
      <text:list xml:id="list2273782288" text:style-name="WWNum1">
        <text:list-item>
          <text:p text:style-name="P31"/>
        </text:list-item>
        <text:list-item>
          <text:p text:style-name="P31"/>
        </text:list-item>
      </text:list>
      <text:p text:style-name="P6"/>
      <text:p text:style-name="P6"/>
      <text:p text:style-name="P4"><text:span text:style-name="T3">Tester name: </text:span><text:span text:style-name="T6">Nabil OUKDI</text:span><text:span text:style-name="T7">M</text:span></text:p>
      <text:p text:style-name="P4"><text:span text:style-name="T3">Test execution date: </text:span><text:span text:style-name="T6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3205d4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UserPassword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5:47:42.286772005</dc:date>
    <meta:editing-duration>PT57M32S</meta:editing-duration>
    <meta:editing-cycles>15</meta:editing-cycles>
    <meta:generator>LibreOffice/6.3.5.2$Linux_X86_64 LibreOffice_project/30$Build-2</meta:generator>
    <meta:document-statistic meta:table-count="5" meta:image-count="0" meta:object-count="0" meta:page-count="2" meta:paragraph-count="48" meta:word-count="211" meta:character-count="1264" meta:non-whitespace-character-count="1102"/>
  </office:meta>
</office:document-meta>
</file>